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9.684cm" fo:margin-left="2.579cm" table:align="left" style:writing-mode="lr-tb"/>
    </style:style>
    <style:style style:name="Tabella1.A" style:family="table-column">
      <style:table-column-properties style:column-width="1.836cm"/>
    </style:style>
    <style:style style:name="Tabella1.B" style:family="table-column">
      <style:table-column-properties style:column-width="2.291cm"/>
    </style:style>
    <style:style style:name="Tabella1.C" style:family="table-column">
      <style:table-column-properties style:column-width="5.556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a1.C1" style:family="table-cell">
      <style:table-cell-properties style:vertical-align="top" fo:padding="0.049cm" fo:border="0.05pt solid #000000" style:writing-mode="lr-tb"/>
    </style:style>
    <style:style style:name="Tabella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a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5.035cm" fo:margin-left="0cm" table:align="left"/>
    </style:style>
    <style:style style:name="Tabella2.A" style:family="table-column">
      <style:table-column-properties style:column-width="2.99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6.043cm"/>
    </style:style>
    <style:style style:name="Tabella2.D" style:family="table-column">
      <style:table-column-properties style:column-width="1.475cm"/>
    </style:style>
    <style:style style:name="Tabella2.E" style:family="table-column">
      <style:table-column-properties style:column-width="1.51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4.991cm" table:align="left"/>
    </style:style>
    <style:style style:name="Tabella3.A" style:family="table-column">
      <style:table-column-properties style:column-width="2.99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6.066cm"/>
    </style:style>
    <style:style style:name="Tabella3.D" style:family="table-column">
      <style:table-column-properties style:column-width="1.452cm"/>
    </style:style>
    <style:style style:name="Tabella3.E" style:family="table-column">
      <style:table-column-properties style:column-width="1.475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E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991cm" table:align="left"/>
    </style:style>
    <style:style style:name="Tabella4.A" style:family="table-column">
      <style:table-column-properties style:column-width="2.999cm"/>
    </style:style>
    <style:style style:name="Tabella4.B" style:family="table-column">
      <style:table-column-properties style:column-width="3cm"/>
    </style:style>
    <style:style style:name="Tabella4.C" style:family="table-column">
      <style:table-column-properties style:column-width="6.089cm"/>
    </style:style>
    <style:style style:name="Tabella4.D" style:family="table-column">
      <style:table-column-properties style:column-width="1.406cm"/>
    </style:style>
    <style:style style:name="Tabella4.E" style:family="table-column">
      <style:table-column-properties style:column-width="1.498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4.991cm" table:align="left"/>
    </style:style>
    <style:style style:name="Tabella5.A" style:family="table-column">
      <style:table-column-properties style:column-width="2.999cm"/>
    </style:style>
    <style:style style:name="Tabella5.B" style:family="table-column">
      <style:table-column-properties style:column-width="3cm"/>
    </style:style>
    <style:style style:name="Tabella5.C" style:family="table-column">
      <style:table-column-properties style:column-width="6.112cm"/>
    </style:style>
    <style:style style:name="Tabella5.D" style:family="table-column">
      <style:table-column-properties style:column-width="1.406cm"/>
    </style:style>
    <style:style style:name="Tabella5.E" style:family="table-column">
      <style:table-column-properties style:column-width="1.475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Times New Roman"/>
    </style:style>
    <style:style style:name="P2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Frame_20_contents">
      <style:paragraph-properties fo:margin-top="0cm" fo:margin-bottom="0.212cm" fo:text-align="center" style:justify-single-word="false"/>
      <style:text-properties style:font-name="Times New Roman"/>
    </style:style>
    <style:style style:name="P5" style:family="paragraph" style:parent-style-name="Contents_20_Heading">
      <style:paragraph-properties fo:break-before="page"/>
      <style:text-properties style:font-name="Times New Roman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Arial" style:font-size-complex="8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font-name="Times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.5pt" fo:font-weight="normal" style:font-size-asian="10.5pt" style:font-weight-asian="normal" style:font-name-complex="Arial" style:font-size-complex="10.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Arial" style:font-size-complex="26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weight="normal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8pt" fo:font-weight="normal" style:font-size-asian="8pt" style:font-weight-asian="normal" style:font-name-complex="Arial" style:font-size-complex="8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" fo:font-style="normal" style:font-style-asian="normal" style:font-style-complex="normal"/>
    </style:style>
    <style:style style:name="P31" style:family="paragraph" style:parent-style-name="Text_20_body">
      <style:text-properties style:font-name="Times"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Times" fo:font-size="12pt" fo:font-style="normal" style:font-size-asian="10.5pt" style:font-style-asian="normal" style:font-size-complex="12pt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34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5" style:family="paragraph" style:parent-style-name="Contents_20_2">
      <style:paragraph-properties>
        <style:tab-stops>
          <style:tab-stop style:position="14.501cm" style:type="right" style:leader-style="dotted" style:leader-text="."/>
          <style:tab-stop style:position="16.501cm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4.002cm" style:type="right" style:leader-style="dotted" style:leader-text="."/>
          <style:tab-stop style:position="16.002cm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5cm" style:type="right" style:leader-style="dotted" style:leader-text="."/>
          <style:tab-stop style:position="17cm" style:leader-style="dotted" style:leader-text="."/>
        </style:tab-stops>
      </style:paragraph-properties>
    </style:style>
    <style:style style:name="P3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Text_20_body" style:list-style-name="L2"/>
    <style:style style:name="P40" style:family="paragraph" style:parent-style-name="Text_20_body">
      <style:paragraph-properties fo:text-align="justify" style:justify-single-word="false"/>
      <style:text-properties style:font-name="Times"/>
    </style:style>
    <style:style style:name="P41" style:family="paragraph" style:parent-style-name="Heading_20_2">
      <style:text-properties style:font-name="Times New Roman" fo:font-style="normal" style:font-style-asian="normal" style:font-style-complex="normal"/>
    </style:style>
    <style:style style:name="P42" style:family="paragraph" style:parent-style-name="Heading_20_2">
      <style:text-properties fo:font-variant="normal" fo:text-transform="none" fo:color="#000000" style:text-line-through-style="none" style:font-name="Times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P43" style:family="paragraph" style:parent-style-name="Heading_20_2">
      <style:text-properties style:font-name="Times" fo:font-style="normal" style:font-style-asian="normal" style:font-style-complex="normal"/>
    </style:style>
    <style:style style:name="P44" style:family="paragraph" style:parent-style-name="Heading_20_2">
      <style:text-properties style:font-name="Times" fo:font-size="14pt" fo:font-style="normal" style:font-size-asian="14pt" style:font-style-asian="normal" style:font-size-complex="14pt" style:font-style-complex="normal"/>
    </style:style>
    <style:style style:name="P45" style:family="paragraph" style:parent-style-name="Heading_20_1">
      <style:paragraph-properties fo:break-before="page"/>
      <style:text-properties style:font-name="Times New Roman"/>
    </style:style>
    <style:style style:name="P46" style:family="paragraph" style:parent-style-name="Heading_20_1">
      <style:paragraph-properties fo:break-before="page"/>
      <style:text-properties style:font-name="Times"/>
    </style:style>
    <style:style style:name="P47" style:family="paragraph" style:parent-style-name="Heading_20_3"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48" style:family="paragraph" style:parent-style-name="Heading_20_3">
      <style:text-properties style:font-name="Times" fo:font-size="12pt" style:font-size-asian="12pt" style:font-size-complex="12pt"/>
    </style:style>
    <style:style style:name="P49" style:family="paragraph" style:parent-style-name="Heading_20_3">
      <style:text-properties style:font-name="Times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fo:font-size="9pt" style:font-size-asian="9pt" style:font-name-complex="Arial" style:font-size-complex="9pt"/>
    </style:style>
    <style:style style:name="T2" style:family="text">
      <style:text-properties fo:font-size="9pt" style:font-name-asian="Arial" style:font-size-asian="9pt" style:font-name-complex="Arial" style:font-size-complex="9pt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style:font-size-asian="9pt" style:font-name-complex="Arial" style:font-size-complex="9pt"/>
    </style:style>
    <style:style style:name="T5" style:family="text">
      <style:text-properties style:font-name="Times New Roman" fo:font-size="9pt" style:font-name-asian="Arial" style:font-size-asian="9pt" style:font-name-complex="Arial" style:font-size-complex="9pt"/>
    </style:style>
    <style:style style:name="T6" style:family="text">
      <style:text-properties fo:font-size="26pt" style:font-size-asian="26pt" style:font-name-complex="Arial" style:font-size-complex="26pt"/>
    </style:style>
    <style:style style:name="T7" style:family="text">
      <style:text-properties fo:font-size="26pt" style:font-name-asian="Arial" style:font-size-asian="26pt" style:font-name-complex="Arial" style:font-size-complex="26pt"/>
    </style:style>
    <style:style style:name="T8" style:family="text">
      <style:text-properties fo:font-size="26pt" fo:font-style="italic" style:font-size-asian="26pt" style:font-style-asian="italic" style:font-name-complex="Arial" style:font-size-complex="26pt" style:font-style-complex="italic"/>
    </style:style>
    <style:style style:name="T9" style:family="text">
      <style:text-properties fo:font-size="26pt" fo:font-style="italic" style:font-name-asian="Arial" style:font-size-asian="26pt" style:font-style-asian="italic" style:font-name-complex="Arial" style:font-size-complex="26pt" style:font-style-complex="italic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size="10.5pt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fo:font-size="10.5pt" fo:font-style="normal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3" style:family="text">
      <style:text-properties fo:font-size="10.5pt" fo:font-style="normal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size="16pt" fo:font-style="normal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style:font-name-asian="Arial" style:font-name-complex="Arial"/>
    </style:style>
    <style:style style:name="T17" style:family="text">
      <style:text-properties style:font-name-complex="Arial"/>
    </style:style>
    <style:style style:name="T18" style:family="text">
      <style:text-properties fo:font-weight="normal" style:font-weight-asian="normal" style:font-name-complex="Ari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Arial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fo:letter-spacing="normal" fo:font-style="normal" style:text-underline-style="none" fo:font-weight="normal" style:font-style-asian="normal" style:font-weight-asian="normal" style:font-name-complex="Arial" style:font-style-complex="normal"/>
    </style:style>
    <style:style style:name="T22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"/>
    </style:style>
    <style:style style:name="T25" style:family="text">
      <style:text-properties style:font-name="Times" fo:font-style="normal" style:font-style-asian="normal" style:font-style-complex="normal"/>
    </style:style>
    <style:style style:name="T26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29" style:family="text">
      <style:text-properties style:use-window-font-color="true" style:font-name="Times" fo:font-size="12pt" style:font-name-asian="Helvetica" style:font-size-asian="12pt" style:font-name-complex="Helvetica" style:font-size-complex="12pt"/>
    </style:style>
    <style:style style:name="T3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center" style:horizontal-rel="paragraph" fo:background-color="#ffffff" style:background-transparency="0%" fo:padding-left="0.044cm" fo:padding-right="0.044cm" fo:padding-top="0.212cm" fo:padding-bottom="0.212cm" fo:border="0.51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Cornice1" text:anchor-type="char" svg:y="0.176cm" svg:width="12.097cm" svg:height="4.487cm" draw:z-index="0"><draw:text-box><text:p text:style-name="P4"><text:span text:style-name="T6">Giacomo</text:span><text:span text:style-name="T7"> </text:span><text:span text:style-name="T6">Quadrio<text:line-break/><text:line-break/></text:span><text:span text:style-name="T8">Drawing</text:span><text:span text:style-name="T9"> </text:span><text:span text:style-name="T8">App</text:span></text:p></draw:text-box></draw:frame></text:p>
      <text:p text:style-name="P17"/>
      <text:p text:style-name="P17"/>
      <text:p text:style-name="P18">Risultati dei test</text:p>
      <text:p text:style-name="P18"/>
      <text:p text:style-name="P15">Sommario</text:p>
      <text:p text:style-name="P14"/>
      <text:p text:style-name="P14">Il presente documento riassume le attività di test svolte durante la realizzazione del progetto di stage Drawing App, portando all'attenzione del lettore la verifica dei requisiti soddisfatti dai singoli test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Informazioni</text:span><text:span text:style-name="T15"> </text:span><text:span text:style-name="T14">documento</text:span></text:p>
      <text:p text:style-name="P19"/>
      <text:p text:style-name="P17"><text:span text:style-name="T12">Nome:</text:span><text:span text:style-name="T11"> Risultati_dei_test</text:span><text:span text:style-name="T10">_v1.0.pdf</text:span></text:p>
      <text:p text:style-name="P17"><text:span text:style-name="T12">Versione:</text:span><text:span text:style-name="T11"> </text:span><text:span text:style-name="T10">1.0</text:span></text:p>
      <text:p text:style-name="P17"><text:span text:style-name="T12">Data</text:span><text:span text:style-name="T13"> </text:span><text:span text:style-name="T12">creazione: </text:span><text:span text:style-name="T10">25/07/2012</text:span></text:p>
      <text:p text:style-name="P17"><text:span text:style-name="T12">Data</text:span><text:span text:style-name="T13"> </text:span><text:span text:style-name="T12">ultima</text:span><text:span text:style-name="T13"> </text:span><text:span text:style-name="T12">modifica: </text:span><text:span text:style-name="T10">27/07/2012</text:span></text:p>
      <text:p text:style-name="P17"><text:span text:style-name="T12">Stato</text:span><text:span text:style-name="T13"> </text:span><text:span text:style-name="T12">del</text:span><text:span text:style-name="T13"> </text:span><text:span text:style-name="T12">documento: </text:span><text:span text:style-name="T10">Approvato</text:span></text:p>
      <text:p text:style-name="P13"/>
      <text:p text:style-name="P6"><text:span text:style-name="T14">Registro</text:span><text:span text:style-name="T15"> </text:span><text:span text:style-name="T14">delle</text:span><text:span text:style-name="T15"> </text:span><text:span text:style-name="T14">modifiche:</text:span></text:p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Versione</text:p>
          </table:table-cell>
          <table:table-cell table:style-name="Tabella1.A1" office:value-type="string">
            <text:p text:style-name="P7">Data</text:p>
          </table:table-cell>
          <table:table-cell table:style-name="Tabella1.C1" office:value-type="string">
            <text:p text:style-name="P9"><text:span text:style-name="T16"><text:s/></text:span><text:span text:style-name="T17">Modifiche</text:span><text:span text:style-name="T16"> </text:span><text:span text:style-name="T17">effettuate</text:span></text:p>
          </table:table-cell>
        </table:table-row>
        <table:table-row table:style-name="Tabella1.1">
          <table:table-cell table:style-name="Tabella1.A2" office:value-type="string">
            <text:p text:style-name="P7">1.0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Corretti errori di vario genere</text:p>
          </table:table-cell>
        </table:table-row>
        <table:table-row table:style-name="Tabella1.1">
          <table:table-cell table:style-name="Tabella1.A2" office:value-type="string">
            <text:p text:style-name="P7">0.5</text:p>
          </table:table-cell>
          <table:table-cell table:style-name="Tabella1.A2" office:value-type="string">
            <text:p text:style-name="P7">27/07/2012</text:p>
          </table:table-cell>
          <table:table-cell table:style-name="Tabella1.C2" office:value-type="string">
            <text:p text:style-name="P8">Inserito capitolo 2.3 - Conclusioni</text:p>
          </table:table-cell>
        </table:table-row>
        <table:table-row table:style-name="Tabella1.1">
          <table:table-cell table:style-name="Tabella1.A2" office:value-type="string">
            <text:p text:style-name="P7">0.4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o capitolo 2.2 Test eseguiti</text:p>
          </table:table-cell>
        </table:table-row>
        <table:table-row table:style-name="Tabella1.1">
          <table:table-cell table:style-name="Tabella1.A2" office:value-type="string">
            <text:p text:style-name="P7">0.3</text:p>
          </table:table-cell>
          <table:table-cell table:style-name="Tabella1.A2" office:value-type="string">
            <text:p text:style-name="P7">26/07/2012</text:p>
          </table:table-cell>
          <table:table-cell table:style-name="Tabella1.C2" office:value-type="string">
            <text:p text:style-name="P8">Inseriti capitoli 2 – Strumenti e risorse, realizzato capitolo 2.1 - <text:span text:style-name="T30">Device</text:span> di test</text:p>
          </table:table-cell>
        </table:table-row>
        <table:table-row table:style-name="Tabella1.1">
          <table:table-cell table:style-name="Tabella1.A2" office:value-type="string">
            <text:p text:style-name="P7">0.2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nseriti capitolo 1 - introduzione</text:p>
          </table:table-cell>
        </table:table-row>
        <table:table-row table:style-name="Tabella1.1">
          <table:table-cell table:style-name="Tabella1.A2" office:value-type="string">
            <text:p text:style-name="P7">0.1</text:p>
          </table:table-cell>
          <table:table-cell table:style-name="Tabella1.A2" office:value-type="string">
            <text:p text:style-name="P7">25/07/2012</text:p>
          </table:table-cell>
          <table:table-cell table:style-name="Tabella1.C2" office:value-type="string">
            <text:p text:style-name="P8">Impostata struttura generale</text:p>
          </table:table-cell>
        </table:table-row>
      </table:table>
      <text:p text:style-name="P24"/>
      <text:p text:style-name="P25"><text:span text:style-name="T18">Tabella</text:span><text:span text:style-name="T20"> </text:span><text:span text:style-name="T18">1:</text:span><text:span text:style-name="T20"> </text:span><text:span text:style-name="T18">registro</text:span><text:span text:style-name="T20"> </text:span><text:span text:style-name="T18">delle</text:span><text:span text:style-name="T20"> </text:span><text:span text:style-name="T18">modifiche</text:span></text:p>
      <text:p text:style-name="P24"/>
      <text:p text:style-name="P24"/>
      <text:p text:style-name="P22"/>
      <text:p text:style-name="P5">Indice<text:span text:style-name="T16"> </text:span>generale</text:p>
      <text:table-of-content text:style-name="Sect1" text:name="Indice generale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/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/>
          </text:index-source-styles>
          <text:index-source-styles text:outline-level="10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/>
          </text:index-source-styles>
        </text:table-of-content-source>
        <text:index-body>
          <text:p text:style-name="P37">1 Introduzione<text:tab/>4</text:p>
          <text:p text:style-name="P35">1.1 Scopo del documento<text:tab/>4</text:p>
          <text:p text:style-name="P35">1.2 Scopo del prodotto<text:tab/>4</text:p>
          <text:p text:style-name="P35">1.3 Glossario<text:tab/>4</text:p>
          <text:p text:style-name="P35">1.4 Riferimenti<text:tab/>4</text:p>
          <text:p text:style-name="P36">1.4.1 Normativi<text:tab/>4</text:p>
          <text:p text:style-name="P37">2 Esecuzione dei test<text:tab/>5</text:p>
          <text:p text:style-name="P35">2.1 Device di test<text:tab/>5</text:p>
          <text:p text:style-name="P36">2.1.1 LG P500 Optimus One<text:tab/>5</text:p>
          <text:p text:style-name="P36">2.1.2 Acer Iconia A500<text:tab/>5</text:p>
          <text:p text:style-name="P35">2.2 Test eseguiti<text:tab/>5</text:p>
          <text:p text:style-name="P36">2.2.1 Test requisiti funzionali<text:tab/>5</text:p>
          <text:p text:style-name="P36">Tabella 2: test eseguiti sui requisiti funzionali<text:tab/>8</text:p>
          <text:p text:style-name="P36">2.2.2 Test requisiti di qualità<text:tab/>8</text:p>
          <text:p text:style-name="P36">Tabella 3: test eseguiti sui requisiti di qualità<text:tab/>8</text:p>
          <text:p text:style-name="P36">2.2.3 Test requisiti di vincolo<text:tab/>8</text:p>
          <text:p text:style-name="P36">Tabella 4: test eseguiti sui requisiti di vincolo<text:tab/>8</text:p>
          <text:p text:style-name="P36">2.2.4 Test requisiti di ambiente<text:tab/>8</text:p>
          <text:p text:style-name="P36">Tabella 5: test eseguiti sui requisiti di ambiente<text:tab/>9</text:p>
          <text:p text:style-name="P35">2.3 Considerazioni sui risultati dei test<text:tab/>9</text:p>
        </text:index-body>
      </text:table-of-content>
      <text:p text:style-name="P26"/>
      <text:p text:style-name="P23"/>
      <text:p text:style-name="P21"/>
      <text:h text:style-name="P45" text:outline-level="1">1 Introduzione</text:h>
      <text:h text:style-name="P41" text:outline-level="2">1.1 Scopo del documento</text:h>
      <text:p text:style-name="P27">Tale documento ha lo scopo di illustrare i risultati dei test che sono stati eseguiti relativamente al prodotto Drawing App, al fine di verificarne il funzionamento ed il soddisfacimento dei requisiti individuati.</text:p>
      <text:h text:style-name="P41" text:outline-level="2">1.2 Scopo del prodotto</text:h>
      <text:p text:style-name="P28">Il prodotto ha lo scopo di realizzare un’applicazione dedicata a dispositivi <text:span text:style-name="T30">mobile</text:span> come <text:span text:style-name="T30">tablet</text:span> e <text:span text:style-name="T30">smartphone</text:span>, con lo scopo di permettere all’utente di prendere appunti con varie modalità. L’applicazione prevede quindi che siano implementate varie funzionalità tipiche dei programmi dedicati al disegno o alla stesura di appunti ed anche altre funzionalità più particolari come la possibilità di registrare l’audio ambientale e sincronizzarlo con il testo o tratti presi.</text:p>
      <text:h text:style-name="P41" text:outline-level="2">1.3 Glossario</text:h>
      <text:p text:style-name="P28"><text:span text:style-name="T21">Per</text:span><text:span text:style-name="T22"> </text:span><text:span text:style-name="T21">praticità</text:span><text:span text:style-name="T22"> </text:span><text:span text:style-name="T21">e</text:span><text:span text:style-name="T22"> </text:span><text:span text:style-name="T21">a</text:span><text:span text:style-name="T22"> </text:span><text:span text:style-name="T21">scanso</text:span><text:span text:style-name="T22"> </text:span><text:span text:style-name="T21">di</text:span><text:span text:style-name="T22"> </text:span><text:span text:style-name="T21">equivoci,</text:span><text:span text:style-name="T22"> </text:span><text:span text:style-name="T21">verrà</text:span><text:span text:style-name="T22"> </text:span><text:span text:style-name="T21">creato</text:span><text:span text:style-name="T22"> </text:span><text:span text:style-name="T21">un</text:span><text:span text:style-name="T22"> </text:span><text:span text:style-name="T21">apposito</text:span><text:span text:style-name="T22"> </text:span><text:span text:style-name="T21">documento</text:span><text:span text:style-name="T22"> </text:span><text:span text:style-name="T21">denominato</text:span><text:span text:style-name="T22"> “</text:span><text:span text:style-name="T21">Glossario</text:span><text:span text:style-name="T22">” </text:span><text:span text:style-name="T21">che</text:span><text:span text:style-name="T22"> </text:span><text:span text:style-name="T21">conterrà</text:span><text:span text:style-name="T22"> </text:span><text:span text:style-name="T21">tutti</text:span><text:span text:style-name="T22"> </text:span><text:span text:style-name="T21">i</text:span><text:span text:style-name="T22"> </text:span><text:span text:style-name="T21">termini</text:span><text:span text:style-name="T22"> </text:span><text:span text:style-name="T21">e</text:span><text:span text:style-name="T22"> </text:span><text:span text:style-name="T21">le</text:span><text:span text:style-name="T22"> </text:span><text:span text:style-name="T21">sigle</text:span><text:span text:style-name="T22"> </text:span><text:span text:style-name="T21">utilizzate</text:span><text:span text:style-name="T22"> </text:span><text:span text:style-name="T21">nel</text:span><text:span text:style-name="T22"> </text:span><text:span text:style-name="T21">presente</text:span><text:span text:style-name="T22"> </text:span><text:span text:style-name="T21">documento.</text:span><text:span text:style-name="T22"> </text:span><text:span text:style-name="T21">Questi</text:span><text:span text:style-name="T22"> </text:span><text:span text:style-name="T21">termini</text:span><text:span text:style-name="T22"> </text:span><text:span text:style-name="T21">verranno</text:span><text:span text:style-name="T22"> </text:span><text:span text:style-name="T21">contrassegnati</text:span><text:span text:style-name="T22"> </text:span><text:span text:style-name="T21">all</text:span><text:span text:style-name="T22">’</text:span><text:span text:style-name="T21">interno</text:span><text:span text:style-name="T22"> </text:span><text:span text:style-name="T21">del</text:span><text:span text:style-name="T22"> </text:span><text:span text:style-name="T21">testo</text:span><text:span text:style-name="T22"> </text:span><text:span text:style-name="T21">con</text:span><text:span text:style-name="T22"> </text:span><text:span text:style-name="T21">un</text:span><text:span text:style-name="T22">’</text:span><text:span text:style-name="T21">apposita</text:span><text:span text:style-name="T22"> </text:span><text:span text:style-name="T21">sottolineatura.</text:span></text:p>
      <text:h text:style-name="P42" text:outline-level="2">1.4 Riferimenti</text:h>
      <text:h text:style-name="P47" text:outline-level="3">1.4.1 Normativi</text:h>
      <text:list xml:id="list1151127322" text:style-name="L1">
        <text:list-item>
          <text:p text:style-name="P38">Documento di Analisi dei Requisiti, v 1.0 (Analisi_dei_requisiti_v1.0.pdf)</text:p>
        </text:list-item>
        <text:list-item>
          <text:p text:style-name="P38">Documento di Specifica tecnica, v 1.0 (Specifica_tecnica_v1.0.pdf)</text:p>
        </text:list-item>
      </text:list>
      <text:p text:style-name="P29"/>
      <text:h text:style-name="P46" text:outline-level="1">2 Esecuzione dei test</text:h>
      <text:p text:style-name="P40">In questa sezione verranno presentati i singoli test eseguiti sulle varie componenti e funzionalità dell'applicazione per verificare l'efficenza e la correttezza del codice prodotto. Di seguito saranno quindi fornite informazioni sull'ambiente di test utilizzato e sulla tipologia di test eseguiti con i relativi esiti. Verrà inoltre illustrato il superamento del test o meno distinguendo tra i due dispositivi utilizzati.</text:p>
      <text:h text:style-name="P43" text:outline-level="2">2.1 Device di test</text:h>
      <text:p text:style-name="Text_20_body">Di seguito saranno elencati i <text:span text:style-name="T30">device</text:span> utilizzati per effettuare i test e le loro caratteristiche hardware e software.</text:p>
      <text:h text:style-name="P48" text:outline-level="3">2.1.1 LG P500 Optimus One</text:h>
      <text:list xml:id="list1230011253" text:style-name="L2">
        <text:list-item>
          <text:p text:style-name="P39"><text:span text:style-name="T23">Risoluzione: </text:span>320 x 480 pixel</text:p>
        </text:list-item>
        <text:list-item>
          <text:p text:style-name="P39"><text:span text:style-name="T23">Sistema operativo:</text:span> <text:span text:style-name="T30">Android</text:span> Ice Cream Sandwitch 4.0.3</text:p>
        </text:list-item>
        <text:list-item>
          <text:p text:style-name="P39"><text:span text:style-name="T23">Microfono:</text:span> si</text:p>
        </text:list-item>
        <text:list-item>
          <text:p text:style-name="P39"><text:span text:style-name="T23">Standard audio digitale supportati:</text:span> MP3</text:p>
        </text:list-item>
        <text:list-item>
          <text:p text:style-name="P39"><text:span text:style-name="T23">Frequenza processore:</text:span> 600 Mhz</text:p>
        </text:list-item>
        <text:list-item>
          <text:p text:style-name="P39"><text:span text:style-name="T23">Memoria ram:</text:span> 512 mb</text:p>
        </text:list-item>
      </text:list>
      <text:h text:style-name="P49" text:outline-level="3">2.1.2 Acer Iconia A500</text:h>
      <text:list xml:id="list2035248871" text:continue-numbering="true" text:style-name="L2">
        <text:list-item>
          <text:p text:style-name="P39"><text:span text:style-name="T23">Risoluzione: </text:span><text:span text:style-name="T19">1280</text:span> x 800 pixel</text:p>
        </text:list-item>
        <text:list-item>
          <text:p text:style-name="P39"><text:span text:style-name="T23">Sistema operativo:</text:span> <text:span text:style-name="T30">Android</text:span> Ice Cream Sandwitch 4.0.3</text:p>
        </text:list-item>
        <text:list-item>
          <text:p text:style-name="P39"><text:span text:style-name="T23">Microfono:</text:span> si</text:p>
        </text:list-item>
        <text:list-item>
          <text:p text:style-name="P39"><text:span text:style-name="T23">Standard audio digitale supportati:</text:span> MP3</text:p>
        </text:list-item>
        <text:list-item>
          <text:p text:style-name="P39"><text:span text:style-name="T23">Frequenza processore:</text:span> 2 core a 1000 Mhz</text:p>
        </text:list-item>
        <text:list-item>
          <text:p text:style-name="P39"><text:span text:style-name="T26">Memoria ram: </text:span><text:span text:style-name="T27">1 gb</text:span></text:p>
        </text:list-item>
      </text:list>
      <text:h text:style-name="P43" text:outline-level="2">2.2 Test eseguiti</text:h>
      <text:p text:style-name="P30">Tale sezione viene adibita alla pianificazione ed illustrazione dei test del sistema che sono stati attuati prima dell'ultimazione del prodotto. Lo scopo dell'eseguire tali test è dimostrare che l'applicazione prodotta soddisfi le richieste evidenziate nella proposta di stage, fornendo quindi una lista di test effettuati per confermare che i requisiti individuati nel documento Analisi dei requisiti siano stati soddisfatti.</text:p>
      <text:h text:style-name="P48" text:outline-level="3"/>
      <text:h text:style-name="P48" text:outline-level="3">2.2.1 Test requisiti funzionali</text:h>
      <text:p text:style-name="P31"/>
      <text:p text:style-name="P31"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0">Cod. requisito</text:p>
          </table:table-cell>
          <table:table-cell table:style-name="Tabella2.A1" office:value-type="string">
            <text:p text:style-name="P10">Cod. verifica</text:p>
          </table:table-cell>
          <table:table-cell table:style-name="Tabella2.A1" office:value-type="string">
            <text:p text:style-name="P10">Modalità verifica</text:p>
          </table:table-cell>
          <table:table-cell table:style-name="Tabella2.A1" office:value-type="string">
            <text:p text:style-name="P10">Esito <text:s/>P500</text:p>
          </table:table-cell>
          <table:table-cell table:style-name="Tabella2.E1" office:value-type="string">
            <text:p text:style-name="P10">Esito A500</text:p>
          </table:table-cell>
        </table:table-row>
        <table:table-row>
          <table:table-cell table:style-name="Tabella2.A2" office:value-type="string">
            <text:p text:style-name="P11">RF 1</text:p>
          </table:table-cell>
          <table:table-cell table:style-name="Tabella2.A2" office:value-type="string">
            <text:p text:style-name="Table_20_Contents">T-<text:span text:style-name="T29">RF 1</text:span></text:p>
          </table:table-cell>
          <table:table-cell table:style-name="Tabella2.A2" office:value-type="string">
            <text:p text:style-name="Table_20_Contents">Eseguo l'applicazione installata all'interno del dispositivo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2</text:p>
          </table:table-cell>
          <table:table-cell table:style-name="Tabella2.A2" office:value-type="string">
            <text:p text:style-name="Table_20_Contents">T-<text:span text:style-name="T29">RF 2</text:span></text:p>
          </table:table-cell>
          <table:table-cell table:style-name="Tabella2.A2" office:value-type="string">
            <text:p text:style-name="Table_20_Contents">Eseguo l'applicazione installata all'interno di diversi dispositivi di test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3</text:p>
          </table:table-cell>
          <table:table-cell table:style-name="Tabella2.A2" office:value-type="string">
            <text:p text:style-name="Table_20_Contents">T-<text:span text:style-name="T29">RF 3</text:span></text:p>
          </table:table-cell>
          <table:table-cell table:style-name="Tabella2.A2" office:value-type="string">
            <text:p text:style-name="Table_20_Contents">Installo l'applicativo e testo immediatamente il suo funzionamen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3.1</text:p>
          </table:table-cell>
          <table:table-cell table:style-name="Tabella2.A2" office:value-type="string">
            <text:p text:style-name="Table_20_Contents">T-<text:span text:style-name="T29">RF 3.1</text:span></text:p>
          </table:table-cell>
          <table:table-cell table:style-name="Tabella2.A2" office:value-type="string">
            <text:p text:style-name="Table_20_Contents">Avvio ed utilizzo il software con la connessione dati ed il Wi Fi del cellulare disattiv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</text:p>
          </table:table-cell>
          <table:table-cell table:style-name="Tabella2.A2" office:value-type="string">
            <text:p text:style-name="Table_20_Contents">T-<text:span text:style-name="T29">RF 4</text:span></text:p>
          </table:table-cell>
          <table:table-cell table:style-name="Tabella2.A2" office:value-type="string">
            <text:p text:style-name="Table_20_Contents">Testo le funzionalità di disegno all'interno dell'apposita area del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</text:p>
          </table:table-cell>
          <table:table-cell table:style-name="Tabella2.A2" office:value-type="string">
            <text:p text:style-name="Table_20_Contents">T-<text:span text:style-name="T29">RF 4.1</text:span></text:p>
          </table:table-cell>
          <table:table-cell table:style-name="Tabella2.A2" office:value-type="string">
            <text:p text:style-name="Table_20_Contents">Testo le funzionalità di disegno all'interno dell'apposita area del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.1</text:p>
          </table:table-cell>
          <table:table-cell table:style-name="Tabella2.A2" office:value-type="string">
            <text:p text:style-name="Table_20_Contents">T-<text:span text:style-name="T29">RF 4.1.1</text:span></text:p>
          </table:table-cell>
          <table:table-cell table:style-name="Tabella2.A2" office:value-type="string">
            <text:p text:style-name="Table_20_Contents">Verifico che, all'esecuzione di un tratto, l'<text:span text:style-name="T30">array</text:span> delle informazioni sia effettivamente valorizzato con i dati dei tratti disegnati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1.2</text:p>
          </table:table-cell>
          <table:table-cell table:style-name="Tabella2.A2" office:value-type="string">
            <text:p text:style-name="Table_20_Contents">T-<text:span text:style-name="T29">RF 4.1.2</text:span></text:p>
          </table:table-cell>
          <table:table-cell table:style-name="Tabella2.A2" office:value-type="string">
            <text:p text:style-name="Table_20_Contents">Verifico che i dati del tratto registrati siano quelli di cui necessita l'applicazion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2</text:p>
          </table:table-cell>
          <table:table-cell table:style-name="Tabella2.A2" office:value-type="string">
            <text:p text:style-name="Table_20_Contents">T-<text:span text:style-name="T29">RF 4.2</text:span></text:p>
          </table:table-cell>
          <table:table-cell table:style-name="Tabella2.A2" office:value-type="string">
            <text:p text:style-name="Table_20_Contents">Testo se è possibile cambiare strumento per il diseg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3</text:p>
          </table:table-cell>
          <table:table-cell table:style-name="Tabella2.A2" office:value-type="string">
            <text:p text:style-name="Table_20_Contents">T-<text:span text:style-name="T29">RF 4.3</text:span></text:p>
          </table:table-cell>
          <table:table-cell table:style-name="Tabella2.A2" office:value-type="string">
            <text:p text:style-name="Table_20_Contents">Testo se è possibile cambiare dimension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4 </text:p>
          </table:table-cell>
          <table:table-cell table:style-name="Tabella2.A2" office:value-type="string">
            <text:p text:style-name="Table_20_Contents">T-<text:span text:style-name="T29">RF 4.4 </text:span></text:p>
          </table:table-cell>
          <table:table-cell table:style-name="Tabella2.A2" office:value-type="string">
            <text:p text:style-name="Table_20_Contents">Testo se è possibile cambiare colore del trat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5</text:p>
          </table:table-cell>
          <table:table-cell table:style-name="Tabella2.A2" office:value-type="string">
            <text:p text:style-name="Table_20_Contents">T-<text:span text:style-name="T29">RF 4.5</text:span></text:p>
          </table:table-cell>
          <table:table-cell table:style-name="Tabella2.A2" office:value-type="string">
            <text:p text:style-name="Table_20_Contents">Testo se è possibile importare immagini da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2"><text:span text:style-name="T28">RF 4.6</text:span> </text:p>
          </table:table-cell>
          <table:table-cell table:style-name="Tabella2.A2" office:value-type="string">
            <text:p text:style-name="Table_20_Contents">T-<text:span text:style-name="T29">RF 4.6</text:span><text:span text:style-name="T24"> </text:span></text:p>
          </table:table-cell>
          <table:table-cell table:style-name="Tabella2.A2" office:value-type="string">
            <text:p text:style-name="Table_20_Contents">Testo se è possibile annullare l'ultimo tratto esegu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7</text:p>
          </table:table-cell>
          <table:table-cell table:style-name="Tabella2.A2" office:value-type="string">
            <text:p text:style-name="Table_20_Contents">T-<text:span text:style-name="T29">RF 4.7</text:span></text:p>
          </table:table-cell>
          <table:table-cell table:style-name="Tabella2.A2" office:value-type="string">
            <text:p text:style-name="Table_20_Contents">Testo se sarà possibile cambiare pagina del <text:span text:style-name="T30">canvas</text:span> e disegnarvi al suo intern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ext:soft-page-break/>
        <table:table-row>
          <table:table-cell table:style-name="Tabella2.A2" office:value-type="string">
            <text:p text:style-name="P11">RF 4.8 </text:p>
          </table:table-cell>
          <table:table-cell table:style-name="Tabella2.A2" office:value-type="string">
            <text:p text:style-name="Table_20_Contents">T-<text:span text:style-name="T29">RF 4.8 </text:span></text:p>
          </table:table-cell>
          <table:table-cell table:style-name="Tabella2.A2" office:value-type="string">
            <text:p text:style-name="Table_20_Contents">Testo se sarà possibile effettuare il salvataggio del contenuto del <text:span text:style-name="T30">canvas</text:span> e se questo sarà valid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4.9</text:p>
          </table:table-cell>
          <table:table-cell table:style-name="Tabella2.A2" office:value-type="string">
            <text:p text:style-name="Table_20_Contents">T-<text:span text:style-name="T29">RF 4.9</text:span></text:p>
          </table:table-cell>
          <table:table-cell table:style-name="Tabella2.A2" office:value-type="string">
            <text:p text:style-name="Table_20_Contents">Testo se sarà possibile caricare effettivamente il contenuto del file salvato e se questo sarà conforme a quanto precedentemente traccia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</text:p>
          </table:table-cell>
          <table:table-cell table:style-name="Tabella2.A2" office:value-type="string">
            <text:p text:style-name="Table_20_Contents">T-<text:span text:style-name="T29">RF 5</text:span></text:p>
          </table:table-cell>
          <table:table-cell table:style-name="Tabella2.A2" office:value-type="string">
            <text:p text:style-name="Table_20_Contents">Testo se il software permetterà di effettuare operazioni di registrazione audi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1</text:p>
          </table:table-cell>
          <table:table-cell table:style-name="Tabella2.A2" office:value-type="string">
            <text:p text:style-name="Table_20_Contents">T-<text:span text:style-name="T29">RF 5.1</text:span></text:p>
          </table:table-cell>
          <table:table-cell table:style-name="Tabella2.A2" office:value-type="string">
            <text:p text:style-name="Table_20_Contents">Testo se, durante una registrazione, sarà possibile terminarl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2</text:p>
          </table:table-cell>
          <table:table-cell table:style-name="Tabella2.A2" office:value-type="string">
            <text:p text:style-name="Table_20_Contents">T-<text:span text:style-name="T29">RF 5.2</text:span></text:p>
          </table:table-cell>
          <table:table-cell table:style-name="Tabella2.A2" office:value-type="string">
            <text:p text:style-name="Table_20_Contents">Testo se, durante una registrazione, sarà possibile disegnare all'interno dell'area di <text:span text:style-name="T30">canvas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3</text:p>
          </table:table-cell>
          <table:table-cell table:style-name="Tabella2.A2" office:value-type="string">
            <text:p text:style-name="Table_20_Contents">T-<text:span text:style-name="T29">RF 5.3</text:span></text:p>
          </table:table-cell>
          <table:table-cell table:style-name="Tabella2.A2" office:value-type="string">
            <text:p text:style-name="Table_20_Contents">Testo se sarà possibile riascoltare una traccia registrata e visionare i tratti disegnati nel mentre in maniera sincronizzata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4</text:p>
          </table:table-cell>
          <table:table-cell table:style-name="Tabella2.A2" office:value-type="string">
            <text:p text:style-name="Table_20_Contents">T-<text:span text:style-name="T29">RF 5.4</text:span></text:p>
          </table:table-cell>
          <table:table-cell table:style-name="Tabella2.A2" office:value-type="string">
            <text:p text:style-name="Table_20_Contents">Testo se sarà possibile riprodurre tracce di vario tip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5</text:p>
          </table:table-cell>
          <table:table-cell table:style-name="Tabella2.A2" office:value-type="string">
            <text:p text:style-name="Table_20_Contents">T-<text:span text:style-name="T29">RF 5.5</text:span></text:p>
          </table:table-cell>
          <table:table-cell table:style-name="Tabella2.A2" office:value-type="string">
            <text:p text:style-name="Table_20_Contents">Testo se, in ogni pagina, saranno contenute le corrette trace audio ad esse collegate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</text:p>
          </table:table-cell>
          <table:table-cell table:style-name="Tabella2.A2" office:value-type="string">
            <text:p text:style-name="Table_20_Contents">T-<text:span text:style-name="T29">RF 5.6</text:span></text:p>
          </table:table-cell>
          <table:table-cell table:style-name="Tabella2.A2" office:value-type="string">
            <text:p text:style-name="Table_20_Contents">Testo se, al termine della registrazione, la tracci audio verrà effettivamente registrata nella memoria interna del dispositiv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.1</text:p>
          </table:table-cell>
          <table:table-cell table:style-name="Tabella2.A2" office:value-type="string">
            <text:p text:style-name="Table_20_Contents">T-<text:span text:style-name="T29">RF 5.6.1</text:span></text:p>
          </table:table-cell>
          <table:table-cell table:style-name="Tabella2.A2" office:value-type="string">
            <text:p text:style-name="Table_20_Contents">Testo se, una volta avvenuta la registrazione della traccia audio, saranno anche registrate le informazioni legate ad essa in un apposito <text:span text:style-name="T30">array</text:span>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5.6.2</text:p>
          </table:table-cell>
          <table:table-cell table:style-name="Tabella2.A2" office:value-type="string">
            <text:p text:style-name="Table_20_Contents">T-<text:span text:style-name="T29">RF 5.6.2</text:span></text:p>
          </table:table-cell>
          <table:table-cell table:style-name="Tabella2.A2" office:value-type="string">
            <text:p text:style-name="Table_20_Contents">Verifico che i dati immagazzinati all'interno dell'<text:span text:style-name="T30">array</text:span> corrispondano a quanto definito dal requisito</text:p>
          </table:table-cell>
          <table:table-cell table:style-name="Tabella2.A2" office:value-type="string">
            <text:p text:style-name="Table_20_Contents">Pos</text:p>
          </table:table-cell>
          <table:table-cell table:style-name="Tabella2.E2" office:value-type="string">
            <text:p text:style-name="Table_20_Contents">Pos</text:p>
          </table:table-cell>
        </table:table-row>
        <table:table-row>
          <table:table-cell table:style-name="Tabella2.A2" office:value-type="string">
            <text:p text:style-name="P11">RF 6</text:p>
          </table:table-cell>
          <table:table-cell table:style-name="Tabella2.A2" office:value-type="string">
            <text:p text:style-name="Table_20_Contents">T-<text:span text:style-name="T29">RF 6</text:span></text:p>
          </table:table-cell>
          <table:table-cell table:style-name="Tabella2.A2" office:value-type="string">
            <text:p text:style-name="Table_20_Contents">Testo che l'interfaccia sia ben visualizzata sui dispositivi di test</text:p>
          </table:table-cell>
          <table:table-cell table:style-name="Tabella2.A2" office:value-type="string">
            <text:p text:style-name="Table_20_Contents">Neg</text:p>
          </table:table-cell>
          <table:table-cell table:style-name="Tabella2.E2" office:value-type="string">
            <text:p text:style-name="Table_20_Contents">Pos</text:p>
          </table:table-cell>
        </table:table-row>
      </table:table>
      <text:p text:style-name="P34"/>
      <text:p text:style-name="P34"><text:soft-page-break/>Tabella 2: test eseguiti sui requisiti funzionali</text:p>
      <text:h text:style-name="P48" text:outline-level="3">2.2.2 Test requisiti di qualità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10">Cod. requisito</text:p>
          </table:table-cell>
          <table:table-cell table:style-name="Tabella3.A1" office:value-type="string">
            <text:p text:style-name="P10">Cod. verifica</text:p>
          </table:table-cell>
          <table:table-cell table:style-name="Tabella3.A1" office:value-type="string">
            <text:p text:style-name="P10">Modalità verifica</text:p>
          </table:table-cell>
          <table:table-cell table:style-name="Tabella3.A1" office:value-type="string">
            <text:p text:style-name="P10">Esito <text:s/>P500</text:p>
          </table:table-cell>
          <table:table-cell table:style-name="Tabella3.E1" office:value-type="string">
            <text:p text:style-name="P10">Esito A500</text:p>
          </table:table-cell>
        </table:table-row>
        <table:table-row>
          <table:table-cell table:style-name="Tabella3.A2" office:value-type="string">
            <text:p text:style-name="Table_20_Contents">RQ 1</text:p>
          </table:table-cell>
          <table:table-cell table:style-name="Tabella3.A2" office:value-type="string">
            <text:p text:style-name="Table_20_Contents">T-RQ 1</text:p>
          </table:table-cell>
          <table:table-cell table:style-name="Tabella3.A2" office:value-type="string">
            <text:p text:style-name="Table_20_Contents">Verifico che sia stata realizzata un'adeguata documentazione al software</text:p>
          </table:table-cell>
          <table:table-cell table:style-name="Tabella3.A2" office:value-type="string">
            <text:p text:style-name="Table_20_Contents">Pos</text:p>
          </table:table-cell>
          <table:table-cell table:style-name="Tabella3.E2" office:value-type="string">
            <text:p text:style-name="Table_20_Contents">Pos</text:p>
          </table:table-cell>
        </table:table-row>
      </table:table>
      <text:p text:style-name="P34"/>
      <text:p text:style-name="P34">Tabella 3: test eseguiti sui requisiti di qualità</text:p>
      <text:h text:style-name="P48" text:outline-level="3">2.2.3 Test 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10">Cod. requisito</text:p>
          </table:table-cell>
          <table:table-cell table:style-name="Tabella4.A1" office:value-type="string">
            <text:p text:style-name="P10">Cod. verifica</text:p>
          </table:table-cell>
          <table:table-cell table:style-name="Tabella4.A1" office:value-type="string">
            <text:p text:style-name="P10">Modalità verifica</text:p>
          </table:table-cell>
          <table:table-cell table:style-name="Tabella4.A1" office:value-type="string">
            <text:p text:style-name="P10">Esito <text:s/>P500</text:p>
          </table:table-cell>
          <table:table-cell table:style-name="Tabella4.E1" office:value-type="string">
            <text:p text:style-name="P10">Esito A500</text:p>
          </table:table-cell>
        </table:table-row>
        <table:table-row>
          <table:table-cell table:style-name="Tabella4.A2" office:value-type="string">
            <text:p text:style-name="Table_20_Contents">RV 1</text:p>
          </table:table-cell>
          <table:table-cell table:style-name="Tabella4.A2" office:value-type="string">
            <text:p text:style-name="Table_20_Contents">T-RV 1</text:p>
          </table:table-cell>
          <table:table-cell table:style-name="Tabella4.A2" office:value-type="string">
            <text:p text:style-name="Table_20_Contents">Verifico che il software effettivamente aderisca alle linee guida dei progetti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  <table:table-row>
          <table:table-cell table:style-name="Tabella4.A2" office:value-type="string">
            <text:p text:style-name="Table_20_Contents">RV 2</text:p>
          </table:table-cell>
          <table:table-cell table:style-name="Tabella4.A2" office:value-type="string">
            <text:p text:style-name="Table_20_Contents">T-RV 2</text:p>
          </table:table-cell>
          <table:table-cell table:style-name="Tabella4.A2" office:value-type="string">
            <text:p text:style-name="Table_20_Contents">Verifico che effettivamente il software sia fornito tramite licenza OpenSource</text:p>
          </table:table-cell>
          <table:table-cell table:style-name="Tabella4.A2" office:value-type="string">
            <text:p text:style-name="Table_20_Contents">Pos</text:p>
          </table:table-cell>
          <table:table-cell table:style-name="Tabella4.E2" office:value-type="string">
            <text:p text:style-name="Table_20_Contents">Pos</text:p>
          </table:table-cell>
        </table:table-row>
      </table:table>
      <text:p text:style-name="P34"/>
      <text:p text:style-name="P34">Tabella 4: test eseguiti sui requisiti di vincolo</text:p>
      <text:h text:style-name="P48" text:outline-level="3">2.2.4 Test requisiti di ambiente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>
          <table:table-cell table:style-name="Tabella5.A1" office:value-type="string">
            <text:p text:style-name="P10">Cod. requisito</text:p>
          </table:table-cell>
          <table:table-cell table:style-name="Tabella5.A1" office:value-type="string">
            <text:p text:style-name="P10">Cod. verifica</text:p>
          </table:table-cell>
          <table:table-cell table:style-name="Tabella5.A1" office:value-type="string">
            <text:p text:style-name="P10">Modalità verifica</text:p>
          </table:table-cell>
          <table:table-cell table:style-name="Tabella5.A1" office:value-type="string">
            <text:p text:style-name="P10">Esito <text:s/>P500</text:p>
          </table:table-cell>
          <table:table-cell table:style-name="Tabella5.E1" office:value-type="string">
            <text:p text:style-name="P10">Esito A500</text:p>
          </table:table-cell>
        </table:table-row>
        <table:table-row>
          <table:table-cell table:style-name="Tabella5.A2" office:value-type="string">
            <text:p text:style-name="Table_20_Contents">RA 1</text:p>
          </table:table-cell>
          <table:table-cell table:style-name="Tabella5.A2" office:value-type="string">
            <text:p text:style-name="Table_20_Contents">T-RA 1</text:p>
          </table:table-cell>
          <table:table-cell table:style-name="Tabella5.A2" office:value-type="string">
            <text:p text:style-name="Table_20_Contents">Verifico che il software possa essere installato all'interno dei dispositivi dotati di sistema operativo <text:span text:style-name="T30">Android</text:span>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1</text:p>
          </table:table-cell>
          <table:table-cell table:style-name="Tabella5.A2" office:value-type="string">
            <text:p text:style-name="Table_20_Contents">T-RA 1.1</text:p>
          </table:table-cell>
          <table:table-cell table:style-name="Tabella5.A2" office:value-type="string">
            <text:p text:style-name="Table_20_Contents">Verifico che il software possa essere installato ed utilizzato su differenti versioni di dispositivi e sitemi operativi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1.2</text:p>
          </table:table-cell>
          <table:table-cell table:style-name="Tabella5.A2" office:value-type="string">
            <text:p text:style-name="Table_20_Contents">T-RA 1.2</text:p>
          </table:table-cell>
          <table:table-cell table:style-name="Tabella5.A2" office:value-type="string">
            <text:p text:style-name="Table_20_Contents">Verifico che il software possa essere utilizzato sia su <text:span text:style-name="T30">smartphone</text:span> che su <text:span text:style-name="T30">tablet</text:span></text:p>
          </table:table-cell>
          <table:table-cell table:style-name="Tabella5.A2" office:value-type="string">
            <text:p text:style-name="Table_20_Contents">Neg</text:p>
          </table:table-cell>
          <table:table-cell table:style-name="Tabella5.E2" office:value-type="string">
            <text:p text:style-name="Table_20_Contents">Pos</text:p>
          </table:table-cell>
        </table:table-row>
        <table:table-row>
          <table:table-cell table:style-name="Tabella5.A2" office:value-type="string">
            <text:p text:style-name="Table_20_Contents">RA 2</text:p>
          </table:table-cell>
          <table:table-cell table:style-name="Tabella5.A2" office:value-type="string">
            <text:p text:style-name="Table_20_Contents">T-RA 2</text:p>
          </table:table-cell>
          <table:table-cell table:style-name="Tabella5.A2" office:value-type="string">
            <text:p text:style-name="Table_20_Contents">Verifico che il software rispetti effettivamente l'utilizzo delle tecnologie elencate</text:p>
          </table:table-cell>
          <table:table-cell table:style-name="Tabella5.A2" office:value-type="string">
            <text:p text:style-name="Table_20_Contents">Pos</text:p>
          </table:table-cell>
          <table:table-cell table:style-name="Tabella5.E2" office:value-type="string">
            <text:p text:style-name="Table_20_Contents">Pos</text:p>
          </table:table-cell>
        </table:table-row>
      </table:table>
      <text:p text:style-name="P34"/>
      <text:p text:style-name="P34">Tabella 5: test eseguiti sui requisiti di ambiente</text:p>
      <text:h text:style-name="P44" text:outline-level="2"><text:soft-page-break/>2.3 Considerazioni sui risultati dei test</text:h>
      <text:p text:style-name="P33"><text:span text:style-name="T25">I test condotti sul software Drawing App hanno portato a risultati decisamente soddisfacenti. Come elencato poco sopra, i dispositivi utilizzati per effettuare i test sono </text:span><text:span text:style-name="T25">stati due: LG P500 e Acer A500. Tutti o quasi i requisiti individuati nella fase di Analisi dei requisiti sono stati rispettati, determinando una qualità del prodotto decisamente buona, nonché una copertura dei requisiti estremamente alta. Quest'ultima caratteristica è estremamente importante e delinea che, nella fase di analisi, è stata svolta un'accurata operazione di individuazione dei requisiti in maniera ponderata e soppesata rispetto alle tecnologie disponibili e alle caratteristiche dei dispositivi coinvolti.</text:span></text:p>
      <text:p text:style-name="P32">Gli unici due test che non sono stati superati riguardano il dispositivo LG P500 Optimus One e si traducono principalmente in un non efficiente comportamento dell'applicazione. Questo è dovuto al fatto che il dispositivo, purtroppo, risulta essere ad oggi molto datato e poco performante e non riesce quindi ad offrire prestazioni tali da risultare soddisfacenti per una stesura intensiva e continuativa di appunti.</text:p>
      <text:p text:style-name="P32">In conclusione, l'applicazione Drawing App ha soddisfatto gli obiettivi del progetto di stage e, nonostante alcune funzionalità siano state scartate dal prodotto finale rispetto al primo <text:span text:style-name="T30">concept</text:span>, è stata svolta un'accurata fase di analisi e studio delle tecnologie, con conseguente produzione di documentazione, a giustificare ci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Lucida Sans1" svg:font-family="'Lucida Sans'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9pt" style:font-size-asian="9pt" style:font-name-complex="Arial" style:font-size-complex="9pt"/>
    </style:style>
    <style:style style:name="MP2" style:family="paragraph" style:parent-style-name="Header">
      <style:text-properties style:font-name="Times New Roman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9pt" style:font-size-asian="9pt" style:font-name-complex="Arial" style:font-size-complex="9pt"/>
    </style:style>
    <style:style style:name="MT2" style:family="text">
      <style:text-properties fo:font-size="9pt" style:font-name-asian="Arial" style:font-size-asian="9pt" style:font-name-complex="Arial" style:font-size-complex="9pt"/>
    </style:style>
    <style:style style:name="MT3" style:family="text">
      <style:text-properties style:font-name="Times New Roman" fo:font-size="9pt" style:font-size-asian="9pt" style:font-size-complex="9pt"/>
    </style:style>
    <style:style style:name="MT4" style:family="text">
      <style:text-properties style:font-name="Times New Roman" fo:font-size="9pt" style:font-name-asian="Arial" style:font-size-asian="9pt" style:font-name-complex="Arial" style:font-size-complex="9pt"/>
    </style:style>
    <style:style style:name="MT5" style:family="text">
      <style:text-properties style:font-name="Times New Roman" fo:font-size="9pt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sultati dei test</text:p>
        <text:p text:style-name="MP2"><text:span text:style-name="MT1">Versione:</text:span><text:span text:style-name="MT2"> </text:span><text:span text:style-name="MT1">1.0</text:span></text:p>
        <text:p text:style-name="MP2"><text:span text:style-name="MT1">Mail:</text:span><text:span text:style-name="MT2"> </text:span><text:a xlink:type="simple" xlink:href="mailto:gquadrio@gmail.com"><text:span text:style-name="MT1">gquadrio@gmail.com</text:span></text:a><text:span text:style-name="MT1"> </text:span></text:p>
      </style:header>
      <style:footer>
        <text:p text:style-name="MP3">Resoconto stage<text:tab/><text:tab/><text:span text:style-name="MT3"><text:page-number text:select-page="current">7</text:page-number></text:span><text:span text:style-name="MT4"> </text:span><text:span text:style-name="MT5">di</text:span><text:span text:style-name="MT4"> </text:span><text:span text:style-name="MT3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6:36:54</meta:creation-date>
    <dc:date>2012-07-27T15:00:08</dc:date>
    <meta:editing-duration>PT14H39M15S</meta:editing-duration>
    <meta:editing-cycles>96</meta:editing-cycles>
    <meta:generator>LibreOffice/3.4$Unix LibreOffice_project/340m1$Build-402</meta:generator>
    <meta:document-statistic meta:table-count="5" meta:image-count="0" meta:object-count="0" meta:page-count="9" meta:paragraph-count="286" meta:word-count="1541" meta:character-count="9715" meta:non-whitespace-character-count="8459"/>
  </office:meta>
</office:document-meta>
</file>